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c41" officeooo:paragraph-rsid="001bcc41"/>
    </style:style>
    <style:style style:name="P2" style:family="paragraph" style:parent-style-name="Standard">
      <style:text-properties officeooo:rsid="001c587e" officeooo:paragraph-rsid="001c587e"/>
    </style:style>
    <style:style style:name="P3" style:family="paragraph" style:parent-style-name="Standard">
      <style:text-properties officeooo:rsid="001f127b" officeooo:paragraph-rsid="001f127b"/>
    </style:style>
    <style:style style:name="P4" style:family="paragraph" style:parent-style-name="Standard">
      <style:text-properties officeooo:rsid="00232f8d" officeooo:paragraph-rsid="00232f8d"/>
    </style:style>
    <style:style style:name="P5" style:family="paragraph" style:parent-style-name="Standard">
      <style:text-properties officeooo:rsid="00243321" officeooo:paragraph-rsid="00243321"/>
    </style:style>
    <style:style style:name="P6" style:family="paragraph" style:parent-style-name="Standard">
      <style:text-properties officeooo:rsid="002715ca" officeooo:paragraph-rsid="002715ca"/>
    </style:style>
    <style:style style:name="T1" style:family="text">
      <style:text-properties officeooo:rsid="001db60e"/>
    </style:style>
    <style:style style:name="T2" style:family="text">
      <style:text-properties officeooo:rsid="001fc2b2"/>
    </style:style>
    <style:style style:name="T3" style:family="text">
      <style:text-properties officeooo:rsid="0020465c"/>
    </style:style>
    <style:style style:name="T4" style:family="text">
      <style:text-properties officeooo:rsid="0021d8e6"/>
    </style:style>
    <style:style style:name="T5" style:family="text">
      <style:text-properties officeooo:rsid="0023e161"/>
    </style:style>
    <style:style style:name="T6" style:family="text">
      <style:text-properties officeooo:rsid="002452fb"/>
    </style:style>
    <style:style style:name="T7" style:family="text">
      <style:text-properties officeooo:rsid="002545ad"/>
    </style:style>
    <style:style style:name="T8" style:family="text">
      <style:text-properties officeooo:rsid="0026a14d"/>
    </style:style>
    <style:style style:name="T9" style:family="text">
      <style:text-properties officeooo:rsid="0028eeb0"/>
    </style:style>
    <style:style style:name="T10" style:family="text">
      <style:text-properties officeooo:rsid="0029b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9 </text:p>
      <text:p text:style-name="P1"/>
      <text:p text:style-name="P1">VALIDAÇÃO DE REQUISITOS </text:p>
      <text:p text:style-name="P1"/>
      <text:p text:style-name="P2">INTRODUÇÃO </text:p>
      <text:p text:style-name="P2">-<text:span text:style-name="T1">esta etapa trata em especial dos critérios: consistência, precisão, contextualização, sobre os <text:tab/>requisitos levantados nas fases anteriores. </text:span></text:p>
      <text:p text:style-name="P2"/>
      <text:p text:style-name="P3">DOCUMENTO DE REQUISITOS DE SOFTWARE </text:p>
      <text:p text:style-name="P3">-<text:span text:style-name="T2">o custo de se alterar posteriormente problemas de requisitos é muito maior do que erros de <text:tab/>codificação. </text:span></text:p>
      <text:p text:style-name="P3"/>
      <text:p text:style-name="P3">-<text:span text:style-name="T2">alterações referentes a erros de requisitos mal levantados podem ser necessária mudar boa parte da <text:tab/>estrutura do sistema.</text:span></text:p>
      <text:p text:style-name="P3"/>
      <text:p text:style-name="P3">-<text:span text:style-name="T3">as inconsistências sobre levantamento de requisitos, se não detectados nas fases iniciais, pode ser danoso ao projeto ao ponto de torn</text:span><text:span text:style-name="T4">á</text:span><text:span text:style-name="T3">-lo impossível de pros</text:span><text:span text:style-name="T4">s</text:span><text:span text:style-name="T3">eguir.</text:span></text:p>
      <text:p text:style-name="P3"/>
      <text:p text:style-name="P4">INSUMOS E PRODUTOS GERADOS PELA ATIVIDADE DA VALIDAÇÃO DE REQUISITOS </text:p>
      <text:p text:style-name="P4">-<text:span text:style-name="T5">A informação entra (levantamentos, elicitações, documentações), ae é processada (é transformada <text:tab/>em informação útil para o desenvolvimento do sistema) e em seguida é a saída, no que <text:tab/>aquelas informação de fato vai se transformar. </text:span></text:p>
      <text:p text:style-name="P4"/>
      <text:p text:style-name="P5">REVISÃO DE REQUISITOS </text:p>
      <text:p text:style-name="P5">-<text:span text:style-name="T6">é a fase onde se verifica erros e inconsistências. </text:span></text:p>
      <text:p text:style-name="P5">-<text:span text:style-name="T7">nesta etapa, é importante uma reunião formal com os stakeholders, para verificar, confirmar, <text:tab/>questionar determinados requisitos levantados.<text:tab/></text:span></text:p>
      <text:p text:style-name="P5">-<text:span text:style-name="T8">é necessário cada integrante ter uma cópia do check-list e os requisitos serem repassados um a um.</text:span></text:p>
      <text:p text:style-name="P5"/>
      <text:p text:style-name="P6">TESTES DE REQUISITOS </text:p>
      <text:p text:style-name="P6">-<text:span text:style-name="T9">um bom requisito para ser bom, ele precisa ser testável. </text:span></text:p>
      <text:p text:style-name="P6">-<text:span text:style-name="T10">a partir do momento quem um requisito dificulta fazer testes, significa que provavelmente será um <text:tab/>causador de problemas. </text:span></text:p>
      <text:p text:style-name="P6"/>
      <text:p text:style-name="P6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2:32:29.760000000</meta:creation-date>
    <dc:date>2024-06-10T13:15:05.162000000</dc:date>
    <meta:editing-duration>PT42M29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7" meta:word-count="208" meta:character-count="1429" meta:non-whitespace-character-count="1217"/>
  </office:meta>
</office:document-meta>
</file>